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hruti" svg:font-family="Shrut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2.355cm" fo:margin-right="4.101cm" fo:text-indent="0cm" style:auto-text-indent="false"/>
      <style:text-properties fo:font-size="13pt" style:font-size-asian="13pt" style:font-size-complex="13pt"/>
    </style:style>
    <style:style style:name="P2" style:family="paragraph" style:parent-style-name="Standard" style:list-style-name="L1">
      <style:paragraph-properties fo:margin-left="2.355cm" fo:margin-right="4.101cm" fo:text-indent="0cm" style:auto-text-indent="false"/>
      <style:text-properties style:font-name="Shruti" fo:font-size="15pt" style:font-size-asian="15pt" style:font-size-complex="15pt"/>
    </style:style>
    <style:style style:name="P3" style:family="paragraph" style:parent-style-name="Standard" style:list-style-name="L1" style:master-page-name="">
      <style:paragraph-properties fo:margin-left="2.355cm" fo:margin-right="4.101cm" fo:text-indent="0cm" style:auto-text-indent="false" style:page-number="auto"/>
      <style:text-properties style:font-name="Shruti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59092031710199570" text:style-name="L1">
        <text:list-item>
          <text:p text:style-name="P3">A NATO fighter jet attempted to approach Russian Defence Minister Sergei Shoigu's aircraft as it was flying over neutral waters in the Baltic Sea, </text:p>
        </text:list-item>
        <text:list-item>
          <text:p text:style-name="P2">the Russian military said in a Tuesday statement.</text:p>
        </text:list-item>
        <text:list-item>
          <text:p text:style-name="P2"/>
        </text:list-item>
        <text:list-item>
          <text:p text:style-name="P2">Readers of the Spanish newspaper, </text:p>
        </text:list-item>
        <text:list-item>
          <text:p text:style-name="P2">El Confidencial, </text:p>
        </text:list-item>
        <text:list-item>
          <text:p text:style-name="P2">have condemned the actions of a NATO F-18 Hornet multirole fighter that was chased off by a Su-27 jet after the alliance's aircraft approached Russian Defence Minister Sergei Shoigu's plane over neutral waters in the Baltic Sea.</text:p>
        </text:list-item>
        <text:list-item>
          <text:p text:style-name="P2"/>
        </text:list-item>
        <text:list-item>
          <text:p text:style-name="P2">In the comment section under an article, </text:p>
        </text:list-item>
        <text:list-item>
          <text:p text:style-name="P2">titled "Un caza español de la OTAN, </text:p>
        </text:list-item>
        <text:list-item>
          <text:p text:style-name="P2">repelido cerca del avión del ministro de Defensa de Rusia", </text:p>
        </text:list-item>
        <text:list-item>
          <text:p text:style-name="P2">translated into English as "A Spanish NATO fighter jet chased off from Russian defence minister's plane", </text:p>
        </text:list-item>
        <text:list-item>
          <text:p text:style-name="P2">a host of users questioned the reasons for the aircraft's presence in the Baltic Sea.</text:p>
        </text:list-item>
        <text:list-item>
          <text:p text:style-name="P2"/>
        </text:list-item>
        <text:list-item>
          <text:p text:style-name="P2"><text:soft-page-break/>"An independent Spain would not have military forces on the borders of the new Russian empire. </text:p>
        </text:list-item>
        <text:list-item>
          <text:p text:style-name="P2">The western borders of the Russian empire are not areas that affect our strategic interests; Russia is not our competitor, </text:p>
        </text:list-item>
        <text:list-item>
          <text:p text:style-name="P2">rather it is a good consumer of our goods (that now rot in stores because of the EU boycott)", </text:p>
        </text:list-item>
        <text:list-item>
          <text:p text:style-name="P2">wrote user under alias ITURBIDE.</text:p>
        </text:list-item>
        <text:list-item>
          <text:p text:style-name="P2"/>
        </text:list-item>
        <text:list-item>
          <text:p text:style-name="P2">A fellow user, </text:p>
        </text:list-item>
        <text:list-item>
          <text:p text:style-name="P2">FRAMONTANO, </text:p>
        </text:list-item>
        <text:list-item>
          <text:p text:style-name="P2">backed the point of view, </text:p>
        </text:list-item>
        <text:list-item>
          <text:p text:style-name="P2">penning, </text:p>
        </text:list-item>
        <text:list-item>
          <text:p text:style-name="P2">"The reality is that Spaniards do not need anything in the Baltic. </text:p>
        </text:list-item>
        <text:list-item>
          <text:p text:style-name="P2">Russia is not an enemy of ours, </text:p>
        </text:list-item>
        <text:list-item>
          <text:p text:style-name="P2">nor a friend..."</text:p>
        </text:list-item>
        <text:list-item>
          <text:p text:style-name="P2">Another reader, </text:p>
        </text:list-item>
        <text:list-item>
          <text:p text:style-name="P2">who goes by EU EUEU, </text:p>
        </text:list-item>
        <text:list-item>
          <text:p text:style-name="P2">added, </text:p>
        </text:list-item>
        <text:list-item>
          <text:p text:style-name="P2">"It is the most normal thing in neutral waters to protect a plane with a representative of that importance. </text:p>
        </text:list-item>
        <text:list-item>
          <text:p text:style-name="P2">Wouldn't other countries do the same? <text:soft-page-break/>What I don't know is what the Spaniards are doing in the Baltic".</text:p>
        </text:list-item>
        <text:list-item>
          <text:p text:style-name="P2"/>
        </text:list-item>
        <text:list-item>
          <text:p text:style-name="P2">The same stance was voiced by user ESTADO_DE_DERECHO, </text:p>
        </text:list-item>
        <text:list-item>
          <text:p text:style-name="P2">who wrote that "the Soviet Union no longer exists, </text:p>
        </text:list-item>
        <text:list-item>
          <text:p text:style-name="P2">and Russia does not represent any danger to Europe".</text:p>
        </text:list-item>
        <text:list-item>
          <text:p text:style-name="P2"/>
        </text:list-item>
        <text:list-item>
          <text:p text:style-name="P2">"We are there only to serve the interests of the American empire and not those of Spain. </text:p>
        </text:list-item>
        <text:list-item>
          <text:p text:style-name="P2">The greatest fear of the United States has always been political and economic cooperation between Russia and the rest of Europe...", </text:p>
        </text:list-item>
        <text:list-item>
          <text:p text:style-name="P2">the reader added.</text:p>
        </text:list-item>
        <text:list-item>
          <text:p text:style-name="P2"/>
        </text:list-item>
        <text:list-item>
          <text:p text:style-name="P2">Following the Tuesday incident, </text:p>
        </text:list-item>
        <text:list-item>
          <text:p text:style-name="P2">NATO confirmed in a statement that its warplane had been scrambled to intercept a Russian plane over the Baltic Sea, </text:p>
        </text:list-item>
        <text:list-item>
          <text:p text:style-name="P2">claiming that the move was made to "identify" the aircraft and that they were not aware as to who was onboard.</text:p>
        </text:list-item>
        <text:list-item>
          <text:p text:style-name="P2"><text:soft-page-break/></text:p>
        </text:list-item>
        <text:list-item>
          <text:p text:style-name="P2">"Jets from NATO's Baltic Air Policing mission scrambled to identify the (Russian) aircraft which flew close to Allied airspace. </text:p>
        </text:list-item>
        <text:list-item>
          <text:p text:style-name="P2">Once the identification of the aircraft had taken place, </text:p>
        </text:list-item>
        <text:list-item>
          <text:p text:style-name="P2">the NATO jets returned to base", </text:p>
        </text:list-item>
        <text:list-item>
          <text:p text:style-name="P2">the bloc said.</text:p>
        </text:list-item>
        <text:list-item>
          <text:p text:style-name="P2"/>
        </text:list-item>
        <text:list-item>
          <text:p text:style-name="P2">The Russian Defence Ministry said that the jet approached Shoigu's aircraft and was nudged away by one of the two Su-27 fighters accompanying his plane. </text:p>
        </text:list-item>
        <text:list-item>
          <text:p text:style-name="P2">The Russian defence minister was reportedly flying from the Russian exclave of Kaliningrad to Moscow when the incident occurred.</text:p>
        </text:list-item>
        <text:list-item>
          <text:p text:style-name="P2"/>
        </text:list-item>
        <text:list-item>
          <text:p text:style-name="P2">According to the newspaper El Pais, </text:p>
        </text:list-item>
        <text:list-item>
          <text:p text:style-name="P2">the NATO fighter jet belongs to Spain and has been in Lithuania since 2 May as part of an alliance miss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hruti" svg:font-family="Shrut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7-03T21:01:06.36</meta:creation-date>
    <dc:date>2019-08-18T12:19:24.41</dc:date>
    <dc:creator>iwabuchi ken</dc:creator>
    <meta:editing-duration>PT2H53M29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4" meta:paragraph-count="43" meta:word-count="532" meta:character-count="3013"/>
  </office:meta>
</office:document-meta>
</file>